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54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>
            <text:p>Language pair</text:p>
          </table:table-cell>
          <table:table-cell table:style-name="ce4" office:value-type="string" calcext:value-type="string" table:number-columns-spanned="3" table:number-rows-spanned="1">
            <text:p>MUSE 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nchors </text:p>
          </table:table-cell>
          <table:covered-table-cell table:style-name="Default"/>
          <table:covered-table-cell table:style-name="ce1"/>
        </table:table-row>
        <table:table-row table:style-name="ro2">
          <table:table-cell office:value-type="string" calcext:value-type="string">
            <text:p>English-Indonesian</text:p>
          </table:table-cell>
          <table:table-cell table:style-name="ce5" office:value-type="float" office:value="69.986541" calcext:value-type="float">
            <text:p>69.986541</text:p>
          </table:table-cell>
          <table:table-cell table:style-name="ce5" office:value-type="float" office:value="84.253028" calcext:value-type="float">
            <text:p>84.253028</text:p>
          </table:table-cell>
          <table:table-cell table:style-name="ce5" office:value-type="float" office:value="86.944818" calcext:value-type="float">
            <text:p>86.944818</text:p>
          </table:table-cell>
          <table:table-cell office:value-type="float" office:value="51.625278" calcext:value-type="float">
            <text:p>51.625278</text:p>
          </table:table-cell>
          <table:table-cell office:value-type="float" office:value="56.268928" calcext:value-type="float">
            <text:p>56.268928</text:p>
          </table:table-cell>
          <table:table-cell office:value-type="float" office:value="61.538462" calcext:value-type="float">
            <text:p>61.538462</text:p>
          </table:table-cell>
        </table:table-row>
        <table:table-row table:style-name="ro2">
          <table:table-cell table:style-name="ce3" office:value-type="string" calcext:value-type="string">
            <text:p>English-Tagalog</text:p>
          </table:table-cell>
          <table:table-cell table:style-name="ce3" office:value-type="float" office:value="9.987893" calcext:value-type="float">
            <text:p>9.987893</text:p>
          </table:table-cell>
          <table:table-cell table:style-name="ce3" office:value-type="float" office:value="17.736077" calcext:value-type="float">
            <text:p>17.736077</text:p>
          </table:table-cell>
          <table:table-cell table:style-name="ce3" office:value-type="float" office:value="21.549637" calcext:value-type="float">
            <text:p>21.549637</text:p>
          </table:table-cell>
          <table:table-cell office:value-type="float" office:value="0.648203" calcext:value-type="float">
            <text:p>0.648203</text:p>
          </table:table-cell>
          <table:table-cell office:value-type="float" office:value="2.946376" calcext:value-type="float">
            <text:p>2.946376</text:p>
          </table:table-cell>
          <table:table-cell office:value-type="float" office:value="6.305245" calcext:value-type="float">
            <text:p>6.305245</text:p>
          </table:table-cell>
        </table:table-row>
        <table:table-row table:style-name="ro2">
          <table:table-cell office:value-type="string" calcext:value-type="string">
            <text:p>English-Hiligaynon (identicals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470588" calcext:value-type="float">
            <text:p>1.470588</text:p>
          </table:table-cell>
        </table:table-row>
        <table:table-row table:style-name="ro2">
          <table:table-cell office:value-type="string" calcext:value-type="string">
            <text:p>English-Hiligaynon (supervised)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1:07:00.959304491</meta:creation-date>
    <dc:date>2023-01-13T12:47:55.537330581</dc:date>
    <meta:editing-duration>PT1H40M55S</meta:editing-duration>
    <meta:editing-cycles>2</meta:editing-cycles>
    <meta:generator>LibreOffice/7.4.2.3$Linux_X86_64 LibreOffice_project/40$Build-3</meta:generator>
    <meta:document-statistic meta:table-count="1" meta:cell-count="28" meta:object-count="0"/>
  </office:meta>
</office:document-meta>
</file>